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3F000000EB7B71AB1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6cm" svg:height="15cm" svg:x="0cm" svg:y="2.2cm">
          <draw:image xlink:href="Pictures/100000000000023F000000EB7B71AB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2-10T16:44:37</meta:creation-date>
    <dc:date>2013-02-10T16:52:18</dc:date>
    <dc:creator>Jeff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